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officeooo:paragraph-rsid="000343ac"/>
    </style:style>
    <style:style style:name="P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 style:family="paragraph" style:parent-style-name="Text_20_body">
      <style:paragraph-properties fo:margin-left="0in" fo:margin-right="0in" fo:text-indent="0in" style:auto-text-indent="false"/>
      <style:text-properties fo:font-weight="normal" officeooo:paragraph-rsid="000924ab" style:font-weight-asian="normal" style:font-weight-complex="normal"/>
    </style:style>
    <style:style style:name="P4" style:family="paragraph" style:parent-style-name="Text_20_body" style:list-style-name="L5"/>
    <style:style style:name="T1" style:family="text">
      <style:text-properties officeooo:rsid="000343ac"/>
    </style:style>
    <style:style style:name="T2" style:family="text">
      <style:text-properties officeooo:rsid="000343ac" loext:padding="0in" loext:border="none"/>
    </style:style>
    <style:style style:name="T3" style:family="text">
      <style:text-properties loext:padding="0in" loext:border="none"/>
    </style:style>
    <style:style style:name="T4" style:family="text">
      <style:text-properties officeooo:rsid="0003e2a3"/>
    </style:style>
    <style:style style:name="T5" style:family="text">
      <style:text-properties officeooo:rsid="0005cb90"/>
    </style:style>
    <style:style style:name="T6" style:family="text">
      <style:text-properties officeooo:rsid="0005cb90" loext:padding="0in" loext:border="none"/>
    </style:style>
    <style:style style:name="T7" style:family="text">
      <style:text-properties fo:font-weight="bold" style:font-weight-asian="bold" style:font-weight-complex="bold"/>
    </style:style>
    <style:style style:name="T8" style:family="text">
      <style:text-properties fo:font-weight="bold" officeooo:rsid="0005cb90" style:font-weight-asian="bold" style:font-weight-complex="bold"/>
    </style:style>
    <style:style style:name="T9" style:family="text">
      <style:text-properties officeooo:rsid="0007eb14"/>
    </style:style>
    <style:style style:name="T10" style:family="text">
      <style:text-properties officeooo:rsid="000924ab" loext:padding="0in" loext:border="non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0">Χατζηλίγος Γιώργος – ΑΜ: 4835</text:span></text:span></text:p>
      <text:p text:style-name="P3"><text:span text:style-name="Strong_20_Emphasis"><text:span text:style-name="T10">Ορφανίδης Παύλος – ΑΜ: 4134</text:span></text:span></text:p>
      <text:p text:style-name="P3"><text:span text:style-name="Strong_20_Emphasis"><text:span text:style-name="T10">Ανδρεόπουλος Στάθης – ΑΜ: 4630</text:span></text:span></text:p>
      <text:p text:style-name="P3"><text:span text:style-name="Strong_20_Emphasis"><text:span text:style-name="T10">Μυλωνάκης Αλέξανδρος – ΑΜ: 3045</text:span></text:span></text:p>
      <text:p text:style-name="P3"><text:span text:style-name="Strong_20_Emphasis"><text:span text:style-name="T10"/></text:span></text:p>
      <text:p text:style-name="P2"><text:span text:style-name="Strong_20_Emphasis"><text:span text:style-name="T6">1</text:span></text:span><text:span text:style-name="Strong_20_Emphasis"><text:span text:style-name="T2">. Περιγραφή Διαδραστικής Εμπειρίας στο Μουσείο</text:span></text:span></text:p>
      <text:p text:style-name="Text_20_body">Η διαδραστική εμπειρία στο μουσείο προσφέρει στον χρήστη μια πλήρη αίσθηση ελευθερίας και ανεξαρτησίας κατά την εξερεύνηση του χώρου. Μέσω ενός προσεκτικά σκαναρισμένου τρισδιάστατου μοντέλου του μουσείου, το οποίο περιλαμβάνει τα έκθεματα και τους διαθέσιμους χώρους, ο χρήστης μπορεί να αλληλεπιδρά με το περιβάλλον χρησιμοποιώντας είτε το ποντίκι είτε το πληκτρολόγιό του.</text:p>
      <text:p text:style-name="Text_20_body">Ο μέσος χρήστης έχει τη δυνατότητα να εξερευνήσει τους διάφορους χώρους του μουσείου, να περιηγηθεί στους ορόφους και τα δωμάτια, και να αποκτήσει πληροφορίες σχετικά με τα έκθεματα κάνοντας κλικ πάνω σε αυτά. Επιπλέον, άτομα με ειδικές ανάγκες μπορούν να απολαύσουν την εμπειρία χρησιμοποιώντας έναν ειδικά σχεδιασμένο πλοηγό, ο οποίος παρέχει φωνητικές οδηγίες και ειδοποιήσεις στην οθόνη, επιτρέποντάς τους να εξερευνήσουν το μουσείο και να λάβουν πληροφορίες σχετικά με τα έκθεματα και την ιστορία τους.</text:p>
      <text:p text:style-name="Text_20_body">Με αυτόν τον τρόπο, η διαδραστική εμπειρία στο μουσείο προσφέρει μια πλούσια και εκπαιδευτική εμπειρία, ενώ ταυτόχρονα επιτρέπει σε όλους τους χρήστες, ανεξαρτήτως των δεξιοτήτων τους, να απολαύσουν το πλούσιο περιεχόμενο του μουσείου.</text:p>
      <text:p text:style-name="Text_20_body"><text:span text:style-name="T8">2.</text:span><text:span text:style-name="T5"> </text:span><text:span text:style-name="T7">Η διαδραστική εφαρμογή περιήγησης στο μουσείο</text:span> θα απευθύνεται κυρίως σε μια ευρεία γκάμα χρηστών, με στόχο την προσέλκυση και την ικανοποίηση όσο το δυνατόν περισσότερων ατόμων. Κάθε μουσείο έχει τη δική του ξεχωριστή κοινότητα ενδιαφέροντος, αλλά η εφαρμογή θα σχεδιαστεί με τέτοιον τρόπο ώστε να προσελκύει και να εξυπηρετεί τους εξής κύριους τύπους χρηστών:</text:p>
      <text:list text:style-name="L5">
        <text:list-item>
          <text:p text:style-name="P4"><text:span text:style-name="Strong_20_Emphasis">Παιδιά</text:span></text:p>
        </text:list-item>
        <text:list-item>
          <text:p text:style-name="P4"><text:span text:style-name="Strong_20_Emphasis">Τουρίστες</text:span></text:p>
        </text:list-item>
        <text:list-item>
          <text:p text:style-name="P4"><text:span text:style-name="Strong_20_Emphasis">Enthusiasts (Ερασιτέχνες, Λάτρεις της Τέχνης και της Ιστορίας)</text:span></text:p>
        </text:list-item>
        <text:list-item>
          <text:p text:style-name="P4"><text:span text:style-name="Strong_20_Emphasis">Επιστήμονες</text:span></text:p>
        </text:list-item>
        <text:list-item>
          <text:p text:style-name="P4"><text:span text:style-name="Strong_20_Emphasis">ΑΜΕΑ (Άτομα με Ειδικές Ανάγκες)</text:span></text:p>
        </text:list-item>
      </text:list>
      <text:p text:style-name="P2"><text:span text:style-name="Strong_20_Emphasis"><text:span text:style-name="T2">3. </text:span></text:span><text:span text:style-name="Strong_20_Emphasis"><text:span text:style-name="T3">Διαδραστική Εφαρμογή Περιήγησης στο Μουσείο: Πλεονεκτήματα και Καινοτομίες</text:span></text:span></text:p>
      <text:p text:style-name="Text_20_body">Η εισαγωγή διαδραστικών εφαρμογών περιήγησης στο μουσείο αναδεικνύει μια νέα διάσταση στην <text:span text:style-name="T9">προβολή του χώρου</text:span>. Τα πλεονεκτήματα που προσφέρονται από αυτές τις εφαρμογές είναι πολλά και συμβάλλουν στην ενίσχυση της εμπειρίας των επισκεπτών, ενώ ταυτόχρονα αποτυπώνουν το μουσείο ως ένα καινοτόμο και προοδευτικό κέντρο πολιτισμού.</text:p>
      <text:p text:style-name="Text_20_body"><text:span text:style-name="Strong_20_Emphasis">Εξατομικευμένες Εμπειρίες:</text:span> Μια διαδραστική εφαρμογή προσφέρει στους επισκέπτες τη δυνατότητα να επιλέξουν το περιεχόμενο που τους ενδιαφέρει και να προσαρμόσουν την επίσκεψή τους στα προσωπικά τους ενδιαφέροντα.</text:p>
      <text:p text:style-name="Text_20_body"><text:soft-page-break/><text:span text:style-name="Strong_20_Emphasis">Εκπαιδευτικά Παιχνίδια και Δραστηριότητες:</text:span> Η εφαρμογή προσφέρει παιχνίδια και δραστηριότητες που ενθαρρύνουν την ενεργή συμμετοχή των επισκεπτών και την εκμάθηση μέσα από τη διασκέδαση.</text:p>
      <text:p text:style-name="Text_20_body"><text:span text:style-name="Strong_20_Emphasis">Επαυξημένη Πρόσβαση στην Πληροφορία:</text:span> Οι επισκέπτες μπορούν να έχουν πρόσβαση σε περισσότερες πληροφορίες για τα έργα τέχνης, συμπεριλαμβανομένων βίντεο, φωτογραφιών και κειμένων.</text:p>
      <text:p text:style-name="Text_20_body"><text:span text:style-name="Strong_20_Emphasis">Ευκολότερη Πλοήγηση:</text:span> Η εφαρμογή παρέχει οδηγίες και χάρτες για να βοηθήσει τους επισκέπτες να πλοηγηθούν στο μουσείο και να εντοπίσουν τα έργα που τους ενδιαφέρουν.</text:p>
      <text:p text:style-name="Text_20_body">Οι παραπάνω καινοτομίες και πλεονεκτήματα ενισχύουν τη σημασία της εφαρμογής διαδραστικών τεχνολογιών στο μουσείο, προσφέροντας μια εμπειρία επίσκεψης που είναι ταυτόχρονα εκπαιδευτική, ενδιαφέρουσα και ευχάριστη για τους επισκέπτες.</text:p>
      <text:p text:style-name="Text_20_body"><text:span text:style-name="Strong_20_Emphasis"><text:span text:style-name="T4">4. </text:span></text:span><text:span text:style-name="Strong_20_Emphasis">Οικονομικές Επιπτώσεις και Επιχειρηματικές Ευκαιρίες της Διαδραστικής Εφαρμογής Περιήγησης σε Ένα Μουσείο</text:span></text:p>
      <text:p text:style-name="Text_20_body">Η δημιουργία μιας διαδραστικής εφαρμογής περιήγησης σε ένα μουσείο αναμένεται να έχει ευρύτατες οικονομικές επιπτώσεις και να προσφέρει σημαντικές επιχειρηματικές ευκαιρίες σε πολλούς τομείς. Οι κύριοι τρόποι που αυτή η τεχνολογική καινοτομία μπορεί να συνεισφέρει στην οικονομία και την επιχειρηματικότητα περιλαμβάνουν:</text:p>
      <text:p text:style-name="Text_20_body"><text:span text:style-name="Strong_20_Emphasis">Τουριστική Ανάπτυξη:</text:span> Μια διαδραστική εφαρμογή που παρέχει μια πλούσια εμπειρία μουσειακής επίσκεψης μπορεί να αυξήσει τον αριθμό των τουριστών που επισκέπτονται μια περιοχή. Αυτό μπορεί να οδηγήσει σε αύξηση των εσόδων από τον τουρισμό και να ενισχύσει τις σχετικές επιχειρήσεις όπως ξενοδοχεία, εστιατόρια και καταστήματα.</text:p>
      <text:p text:style-name="Text_20_body"><text:span text:style-name="Strong_20_Emphasis">Επιχειρηματικές Ευκαιρίες:</text:span> Η ανάπτυξη και συντήρηση μιας διαδραστικής εφαρμογής απαιτεί εξειδικευμένες τεχνολογικές γνώσεις και υπηρεσίες, δημιουργώντας έτσι ευκαιρίες για επιχειρήσεις τεχνολογίας να αναπτύξουν νέα προϊόντα και υπηρεσίες που ανταποκρίνονται στις ανάγκες του μουσειακού τομέα.</text:p>
      <text:p text:style-name="Text_20_body"><text:span text:style-name="Strong_20_Emphasis">Προώθηση Τοπικής Πολιτιστικής Κληρονομιάς:</text:span> Μέσω της διαδραστικής εφαρμογής, το μουσείο μπορεί να προβάλλει την τοπική πολιτιστική κληρονομιά και την ιστορία της περιοχής, προσελκύοντας επισκέπτες που θα συνεισφέρουν στην τοπική οικονομία μέσω των τουριστικών δαπανών τους.</text:p>
      <text:p text:style-name="Text_20_body"><text:span text:style-name="Strong_20_Emphasis">Εκπαιδευτικά Προγράμματα και Σεμινάρια:</text:span> Η ανάπτυξη περιεχομένου για τη διαδραστική εφαρμογή μπορεί να δημιουργήσει ευκαιρίες για εκπαιδευτικά προγράμματα και σεμινάρια που θα προσελκύσουν τόσο τοπικούς όσο και διεθνείς συμμετέχοντες, συμβάλλοντας στην εκπαιδευτική καινοτομία και ανάπτυξη της περιοχής.</text:p>
      <text:p text:style-name="Text_20_body"/>
      <text:p text:style-name="Text_20_body"><text:span text:style-name="Strong_20_Emphasis"><text:span text:style-name="T1">5</text:span></text:span><text:span text:style-name="Strong_20_Emphasis">. Απαιτήσεις Υλικού:</text:span> Η υποδομή απαιτεί την ολοκλήρωση διάφορων υλικών στοιχείων, συμπεριλαμβανομένων αισθητήρων, συστημάτων αναγνώρισης αντικειμένων RFID και καμερών. Η πρόσβαση σε αυτά τα στοιχεία είναι κρίσιμη για την άψογη λειτουργία του μουσείου. Επιπλέον, η πρόσβαση σε πληροφορίες σχετικά με την προέλευση, τη λειτουργικότητα και άλλα σχετικά δεδομένα που παρέχονται από το μουσείο για την οπτική αναγνώριση κάθε εκθέματος είναι απαραίτητη.</text:p>
      <text:p text:style-name="Text_20_body"><text:soft-page-break/><text:span text:style-name="Strong_20_Emphasis"><text:span text:style-name="T1">6</text:span></text:span><text:span text:style-name="Strong_20_Emphasis">. Πολυπλοκότητα Ανάπτυξης Λογισμικού:</text:span> Η εκτιμώμενη διάρκεια για την ανάπτυξη του λογισμικού που απαιτείται για το τελικό προϊόν είναι περίπου 2,5 μήνες. Αυτή η διάρκεια περιλαμβάνει τους απαραίτητους ανθρώπινους πόρους και τον χρόνο που απαιτείται για τις δραστηριότητες ανάπτυξης λογισμικού.</text:p>
      <text:p text:style-name="Text_20_body"><text:span text:style-name="Strong_20_Emphasis"><text:span text:style-name="T1">7</text:span></text:span><text:span text:style-name="Strong_20_Emphasis">. Χρήση Εργαλείων και Βιβλιοθηκών:</text:span> Για την ανάπτυξη του πρωτοτύπου, έχουν εντοπιστεί διάφορα εργαλεία και βιβλιοθήκες ως απαραίτητα. Συγκεκριμένα, τα <text:span text:style-name="Strong_20_Emphasis">TextMeshPro</text:span> και <text:span text:style-name="Strong_20_Emphasis">ProBuilder</text:span> έχουν εντοπιστεί ως χρήσιμα εργαλεία για το έργο.</text:p>
      <text:p text:style-name="Text_20_body">Το <text:span text:style-name="Strong_20_Emphasis">TextMeshPro</text:span> είναι μια προηγμένη βιβλιοθήκη κειμένου που προσφέρει αξιόπιστη και ευέλικτη απόδοση κειμένου στις εφαρμογές Unity. Η βιβλιοθήκη αυτή παρέχει εκτεταμένες δυνατότητες διαμόρφωσης κειμένου, συμπεριλαμβανομένων ειδικών εφέ και ανασχεδίασης, καθιστώντας το ιδανικό για τη δημιουργία εντυπωσιακών γραφικών διεπαφών.</text:p>
      <text:p text:style-name="Text_20_body">Το <text:span text:style-name="Strong_20_Emphasis">ProBuilder</text:span> είναι ένα εργαλείο που επιτρέπει τη δημιουργία και την επεξεργασία 3D μοντέλων απευθείας μέσα στο Unity Editor. Με το ProBuilder, οι προγραμματιστές μπορούν να δημιουργήσουν γρήγορα και εύκολα πρωτότυπα για τα περιβάλλοντα και τα αντικείμενα του μουσείου, επιτρέποντάς τους να εξερευνήσουν και να προσαρμόσουν τη διάταξη των εκθεμάτων με άνεση και ευελιξία.</text:p>
      <text:p text:style-name="Text_20_body">Και τα δύο αυτά εργαλεία αποτελούν κρίσιμα εργαλεία για την ανάπτυξη του πρωτοτύπου και συμβάλλουν στη δημιουργία εντυπωσιακών και λειτουργικών εφαρμογών για το μουσείο.</text:p>
      <text:p text:style-name="P1"><text:span text:style-name="T1">Για επιπλέον βιβλιοθήκες που μπορεί να χρησιμοποιηθούν βρήκαμε μέσω του GitHub του </text:span><text:a xlink:type="simple" xlink:href="https://github.com/RyanNielson/awesome-unity" text:style-name="Internet_20_link" text:visited-style-name="Visited_20_Internet_20_Link"><text:span text:style-name="T1">Ryan Nielson</text:span></text:a><text:span text:style-name="T1"> διάφορα χρήσιμα εργαλεία.</text:span></text:p>
      <text:p text:style-name="Text_20_body"><text:span text:style-name="Strong_20_Emphasis"><text:span text:style-name="T1">8</text:span></text:span><text:span text:style-name="Strong_20_Emphasis">. Απαιτήσεις Εξοπλισμού του Τελικού Χρήστη:</text:span> Το τελικό προϊόν απαιτεί συγκεκριμένο εξοπλισμό του τελικού χρήστη για τη διασφάλιση της βέλτιστης λειτουργίας. Σύμφωνα με τις ελάχιστες απαιτήσεις του Unity, η έκδοση του λειτουργικού συστήματος πρέπει να είναι Windows 7 (SP1+), Windows 10 ή Windows 11, με 64-bit εκδόσεις μόνο. Επιπλέον, είναι απαραίτητη μια CPU με τουλάχιστον τέσσερις πυρήνες, τουλάχιστον 8GB μνήμη RAM και μια κάρτα γραφικών που υποστηρίζει τις API DX10, DX11 ή DX12. Είναι σημαντικό να σημειωθεί ότι απαιτούνται και οι επίσημα υποστηριζόμενοι οδηγοί από τον κατασκευαστή του εξοπλισμού για απρόσκοπτη λειτουργί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7:47:11.579135963</meta:creation-date>
    <dc:date>2024-03-13T18:33:41.682742189</dc:date>
    <meta:editing-duration>PT9M24S</meta:editing-duration>
    <meta:editing-cycles>4</meta:editing-cycles>
    <meta:generator>LibreOffice/24.2.1.2$Linux_X86_64 LibreOffice_project/420$Build-2</meta:generator>
    <meta:document-statistic meta:table-count="0" meta:image-count="0" meta:object-count="0" meta:page-count="3" meta:paragraph-count="35" meta:word-count="1001" meta:character-count="7344" meta:non-whitespace-character-count="6379"/>
  </office:meta>
</office:document-meta>
</file>